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ection 3.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/M/1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t 8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16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32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64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986.69047619" calcext:value-type="float">
            <text:p>3986.690476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65.71589537" calcext:value-type="float">
            <text:p>3965.715895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91.46371563" calcext:value-type="float">
            <text:p>3991.463715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993.54761905" calcext:value-type="float">
            <text:p>3993.54761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i</text:p>
          </table:table-cell>
          <table:table-cell table:formula="of:=[.C11]*[.B11]" office:value-type="float" office:value="3986.69047619" calcext:value-type="float">
            <text:p>3986.69047619</text:p>
          </table:table-cell>
          <table:table-cell table:number-columns-repeated="3"/>
          <table:table-cell table:formula="of:=[.G11]*[.F11]" office:value-type="float" office:value="3965.71589537" calcext:value-type="float">
            <text:p>3965.71589537</text:p>
          </table:table-cell>
          <table:table-cell table:number-columns-repeated="3"/>
          <table:table-cell table:formula="of:=[.K11]*[.J11]" office:value-type="float" office:value="3991.46371563" calcext:value-type="float">
            <text:p>3991.46371563</text:p>
          </table:table-cell>
          <table:table-cell table:number-columns-repeated="3"/>
          <table:table-cell table:formula="of:=[.O11]*[.N11]" office:value-type="float" office:value="3993.54761905" calcext:value-type="float">
            <text:p>3993.5476190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64538.871429" calcext:value-type="float">
            <text:p>664538.871429</text:p>
          </table:table-cell>
          <table:table-cell table:number-columns-repeated="3"/>
          <table:table-cell office:value-type="float" office:value="684148.614286" calcext:value-type="float">
            <text:p>684148.614286</text:p>
          </table:table-cell>
          <table:table-cell table:number-columns-repeated="3"/>
          <table:table-cell office:value-type="float" office:value="669970.514286" calcext:value-type="float">
            <text:p>669970.514286</text:p>
          </table:table-cell>
          <table:table-cell table:number-columns-repeated="3"/>
          <table:table-cell office:value-type="float" office:value="669147.8" calcext:value-type="float">
            <text:p>669147.8</text:p>
          </table:table-cell>
          <table:table-cell/>
        </table:table-row>
        <table:table-row table:style-name="ro1">
          <table:table-cell/>
          <table:table-cell office:value-type="float" office:value="755138.619047" calcext:value-type="float">
            <text:p>755138.619047</text:p>
          </table:table-cell>
          <table:table-cell table:number-columns-repeated="3"/>
          <table:table-cell office:value-type="float" office:value="742882.485714" calcext:value-type="float">
            <text:p>742882.485714</text:p>
          </table:table-cell>
          <table:table-cell table:number-columns-repeated="3"/>
          <table:table-cell office:value-type="float" office:value="745234.557143" calcext:value-type="float">
            <text:p>745234.557143</text:p>
          </table:table-cell>
          <table:table-cell table:number-columns-repeated="3"/>
          <table:table-cell office:value-type="float" office:value="754114.2" calcext:value-type="float">
            <text:p>754114.2</text:p>
          </table:table-cell>
          <table:table-cell/>
        </table:table-row>
        <table:table-row table:style-name="ro1">
          <table:table-cell/>
          <table:table-cell office:value-type="float" office:value="832034.971429" calcext:value-type="float">
            <text:p>832034.971429</text:p>
          </table:table-cell>
          <table:table-cell table:number-columns-repeated="3"/>
          <table:table-cell office:value-type="float" office:value="859978.566667" calcext:value-type="float">
            <text:p>859978.566667</text:p>
          </table:table-cell>
          <table:table-cell table:number-columns-repeated="3"/>
          <table:table-cell office:value-type="float" office:value="877488.990476" calcext:value-type="float">
            <text:p>877488.990476</text:p>
          </table:table-cell>
          <table:table-cell table:number-columns-repeated="3"/>
          <table:table-cell office:value-type="float" office:value="870465.923809" calcext:value-type="float">
            <text:p>870465.923809</text:p>
          </table:table-cell>
          <table:table-cell/>
        </table:table-row>
        <table:table-row table:style-name="ro1">
          <table:table-cell/>
          <table:table-cell office:value-type="float" office:value="835453.352381" calcext:value-type="float">
            <text:p>835453.352381</text:p>
          </table:table-cell>
          <table:table-cell table:number-columns-repeated="3"/>
          <table:table-cell office:value-type="float" office:value="907944.180952" calcext:value-type="float">
            <text:p>907944.180952</text:p>
          </table:table-cell>
          <table:table-cell table:number-columns-repeated="3"/>
          <table:table-cell office:value-type="float" office:value="952247.028572" calcext:value-type="float">
            <text:p>952247.028572</text:p>
          </table:table-cell>
          <table:table-cell table:number-columns-repeated="3"/>
          <table:table-cell office:value-type="float" office:value="968217.25238" calcext:value-type="float">
            <text:p>968217.25238</text:p>
          </table:table-cell>
          <table:table-cell/>
        </table:table-row>
        <table:table-row table:style-name="ro1">
          <table:table-cell/>
          <table:table-cell office:value-type="float" office:value="847832.375185" calcext:value-type="float">
            <text:p>847832.375185</text:p>
          </table:table-cell>
          <table:table-cell table:number-columns-repeated="3"/>
          <table:table-cell office:value-type="float" office:value="919669.542857" calcext:value-type="float">
            <text:p>919669.542857</text:p>
          </table:table-cell>
          <table:table-cell table:number-columns-repeated="3"/>
          <table:table-cell office:value-type="float" office:value="1053809.12381" calcext:value-type="float">
            <text:p>1053809.12381</text:p>
          </table:table-cell>
          <table:table-cell table:number-columns-repeated="3"/>
          <table:table-cell office:value-type="float" office:value="992937.023809" calcext:value-type="float">
            <text:p>992937.023809</text:p>
          </table:table-cell>
          <table:table-cell/>
        </table:table-row>
        <table:table-row table:style-name="ro1">
          <table:table-cell/>
          <table:table-cell office:value-type="float" office:value="827894.450369" calcext:value-type="float">
            <text:p>827894.450369</text:p>
          </table:table-cell>
          <table:table-cell table:number-columns-repeated="3"/>
          <table:table-cell office:value-type="float" office:value="967791.828571" calcext:value-type="float">
            <text:p>967791.828571</text:p>
          </table:table-cell>
          <table:table-cell table:number-columns-repeated="3"/>
          <table:table-cell office:value-type="float" office:value="1053196.05714" calcext:value-type="float">
            <text:p>1053196.05714</text:p>
          </table:table-cell>
          <table:table-cell table:number-columns-repeated="3"/>
          <table:table-cell office:value-type="float" office:value="1039823.80731" calcext:value-type="float">
            <text:p>1039823.80731</text:p>
          </table:table-cell>
          <table:table-cell/>
        </table:table-row>
        <table:table-row table:style-name="ro1">
          <table:table-cell/>
          <table:table-cell office:value-type="float" office:value="787471.238095" calcext:value-type="float">
            <text:p>787471.238095</text:p>
          </table:table-cell>
          <table:table-cell table:number-columns-repeated="3"/>
          <table:table-cell office:value-type="float" office:value="971011.833333" calcext:value-type="float">
            <text:p>971011.833333</text:p>
          </table:table-cell>
          <table:table-cell table:number-columns-repeated="3"/>
          <table:table-cell office:value-type="float" office:value="1062033.19047" calcext:value-type="float">
            <text:p>1062033.19047</text:p>
          </table:table-cell>
          <table:table-cell table:number-columns-repeated="3"/>
          <table:table-cell office:value-type="float" office:value="1099790.22381" calcext:value-type="float">
            <text:p>1099790.22381</text:p>
          </table:table-cell>
          <table:table-cell/>
        </table:table-row>
        <table:table-row table:style-name="ro1">
          <table:table-cell/>
          <table:table-cell office:value-type="float" office:value="770120.371429" calcext:value-type="float">
            <text:p>770120.371429</text:p>
          </table:table-cell>
          <table:table-cell table:number-columns-repeated="3"/>
          <table:table-cell office:value-type="float" office:value="981633.090478" calcext:value-type="float">
            <text:p>981633.090478</text:p>
          </table:table-cell>
          <table:table-cell table:number-columns-repeated="3"/>
          <table:table-cell office:value-type="float" office:value="1072657.99544" calcext:value-type="float">
            <text:p>1072657.99544</text:p>
          </table:table-cell>
          <table:table-cell table:number-columns-repeated="3"/>
          <table:table-cell office:value-type="float" office:value="1205124.19463" calcext:value-type="float">
            <text:p>1205124.19463</text:p>
          </table:table-cell>
          <table:table-cell/>
        </table:table-row>
        <table:table-row table:style-name="ro1">
          <table:table-cell/>
          <table:table-cell office:value-type="float" office:value="787648.371428" calcext:value-type="float">
            <text:p>787648.371428</text:p>
          </table:table-cell>
          <table:table-cell table:number-columns-repeated="3"/>
          <table:table-cell office:value-type="float" office:value="936343.607445" calcext:value-type="float">
            <text:p>936343.607445</text:p>
          </table:table-cell>
          <table:table-cell table:number-columns-repeated="3"/>
          <table:table-cell office:value-type="float" office:value="1078761.68095" calcext:value-type="float">
            <text:p>1078761.68095</text:p>
          </table:table-cell>
          <table:table-cell table:number-columns-repeated="3"/>
          <table:table-cell office:value-type="float" office:value="1120942.02381" calcext:value-type="float">
            <text:p>1120942.02381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formula="of:=AVERAGE([.B15:.B23])/1000000" office:value-type="float" office:value="0.789792513421333" calcext:value-type="float">
            <text:p>0.789792513421333</text:p>
          </table:table-cell>
          <table:table-cell table:number-columns-repeated="3"/>
          <table:table-cell table:formula="of:=AVERAGE([.F15:.F23])/1000000" office:value-type="float" office:value="0.885711527811444" calcext:value-type="float">
            <text:p>0.885711527811444</text:p>
          </table:table-cell>
          <table:table-cell table:number-columns-repeated="3"/>
          <table:table-cell table:formula="of:=AVERAGE([.J15:.J23])/1000000" office:value-type="float" office:value="0.951711015365222" calcext:value-type="float">
            <text:p>0.951711015365222</text:p>
          </table:table-cell>
          <table:table-cell table:number-columns-repeated="3"/>
          <table:table-cell table:formula="of:=AVERAGE([.N15:.N23])/1000000" office:value-type="float" office:value="0.968951383284222" calcext:value-type="float">
            <text:p>0.96895138328422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i</text:p>
          </table:table-cell>
          <table:table-cell table:formula="of:=[.B24]*[.B13]/1000" office:value-type="float" office:value="3.14865829142299" calcext:value-type="float">
            <text:p>3.14865829142299</text:p>
          </table:table-cell>
          <table:table-cell table:number-columns-repeated="3"/>
          <table:table-cell table:formula="of:=[.F24]*[.F13]/1000" office:value-type="float" office:value="3.51248028455429" calcext:value-type="float">
            <text:p>3.51248028455429</text:p>
          </table:table-cell>
          <table:table-cell table:number-columns-repeated="3"/>
          <table:table-cell table:formula="of:=[.J24]*[.J13]/1000" office:value-type="float" office:value="3.79871998559567" calcext:value-type="float">
            <text:p>3.79871998559567</text:p>
          </table:table-cell>
          <table:table-cell table:number-columns-repeated="3"/>
          <table:table-cell table:formula="of:=[.N24]*[.N13]/1000" office:value-type="float" office:value="3.86955348968991" calcext:value-type="float">
            <text:p>3.86955348968991</text:p>
          </table:table-cell>
          <table:table-cell/>
        </table:table-row>
        <table:table-row table:style-name="ro1" table:number-rows-repeated="15">
          <table:table-cell table:number-columns-repeated="15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/M/1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t 8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16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32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t 64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717.08" calcext:value-type="float">
            <text:p>371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00.75" calcext:value-type="float">
            <text:p>3700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46.02" calcext:value-type="float">
            <text:p>3646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55.71" calcext:value-type="float">
            <text:p>3755.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Xi</text:p>
          </table:table-cell>
          <table:table-cell table:formula="of:=[.C48]*[.B48]" office:value-type="float" office:value="3717.08" calcext:value-type="float">
            <text:p>3717.08</text:p>
          </table:table-cell>
          <table:table-cell table:number-columns-repeated="3"/>
          <table:table-cell table:formula="of:=[.G48]*[.F48]" office:value-type="float" office:value="3700.75" calcext:value-type="float">
            <text:p>3700.75</text:p>
          </table:table-cell>
          <table:table-cell table:number-columns-repeated="3"/>
          <table:table-cell table:formula="of:=[.K48]*[.J48]" office:value-type="float" office:value="3646.02" calcext:value-type="float">
            <text:p>3646.02</text:p>
          </table:table-cell>
          <table:table-cell table:number-columns-repeated="3"/>
          <table:table-cell table:formula="of:=[.O48]*[.N48]" office:value-type="float" office:value="3755.71" calcext:value-type="float">
            <text:p>3755.7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665998.709524" calcext:value-type="float">
            <text:p>665998.709524</text:p>
          </table:table-cell>
          <table:table-cell table:number-columns-repeated="3"/>
          <table:table-cell office:value-type="float" office:value="681509.109524" calcext:value-type="float">
            <text:p>681509.109524</text:p>
          </table:table-cell>
          <table:table-cell table:number-columns-repeated="3"/>
          <table:table-cell office:value-type="float" office:value="684856.609524" calcext:value-type="float">
            <text:p>684856.609524</text:p>
          </table:table-cell>
          <table:table-cell table:number-columns-repeated="3"/>
          <table:table-cell office:value-type="float" office:value="638414.966667" calcext:value-type="float">
            <text:p>638414.966667</text:p>
          </table:table-cell>
          <table:table-cell/>
        </table:table-row>
        <table:table-row table:style-name="ro1">
          <table:table-cell/>
          <table:table-cell office:value-type="float" office:value="781981.166667" calcext:value-type="float">
            <text:p>781981.166667</text:p>
          </table:table-cell>
          <table:table-cell table:number-columns-repeated="3"/>
          <table:table-cell office:value-type="float" office:value="791589.876191" calcext:value-type="float">
            <text:p>791589.876191</text:p>
          </table:table-cell>
          <table:table-cell table:number-columns-repeated="3"/>
          <table:table-cell office:value-type="float" office:value="780897.62381" calcext:value-type="float">
            <text:p>780897.62381</text:p>
          </table:table-cell>
          <table:table-cell table:number-columns-repeated="3"/>
          <table:table-cell office:value-type="float" office:value="802533.652381" calcext:value-type="float">
            <text:p>802533.652381</text:p>
          </table:table-cell>
          <table:table-cell/>
        </table:table-row>
        <table:table-row table:style-name="ro1">
          <table:table-cell/>
          <table:table-cell office:value-type="float" office:value="862180.595238" calcext:value-type="float">
            <text:p>862180.595238</text:p>
          </table:table-cell>
          <table:table-cell table:number-columns-repeated="3"/>
          <table:table-cell office:value-type="float" office:value="953160.35627" calcext:value-type="float">
            <text:p>953160.35627</text:p>
          </table:table-cell>
          <table:table-cell table:number-columns-repeated="3"/>
          <table:table-cell office:value-type="float" office:value="949410.233334" calcext:value-type="float">
            <text:p>949410.233334</text:p>
          </table:table-cell>
          <table:table-cell table:number-columns-repeated="3"/>
          <table:table-cell office:value-type="float" office:value="930058.519048" calcext:value-type="float">
            <text:p>930058.519048</text:p>
          </table:table-cell>
          <table:table-cell/>
        </table:table-row>
        <table:table-row table:style-name="ro1">
          <table:table-cell/>
          <table:table-cell office:value-type="float" office:value="861655.314286" calcext:value-type="float">
            <text:p>861655.314286</text:p>
          </table:table-cell>
          <table:table-cell table:number-columns-repeated="3"/>
          <table:table-cell office:value-type="float" office:value="1014131.53333" calcext:value-type="float">
            <text:p>1014131.53333</text:p>
          </table:table-cell>
          <table:table-cell table:number-columns-repeated="3"/>
          <table:table-cell office:value-type="float" office:value="1035843.82381" calcext:value-type="float">
            <text:p>1035843.82381</text:p>
          </table:table-cell>
          <table:table-cell table:number-columns-repeated="3"/>
          <table:table-cell office:value-type="float" office:value="1019436.32857" calcext:value-type="float">
            <text:p>1019436.32857</text:p>
          </table:table-cell>
          <table:table-cell/>
        </table:table-row>
        <table:table-row table:style-name="ro1">
          <table:table-cell/>
          <table:table-cell office:value-type="float" office:value="862095.328572" calcext:value-type="float">
            <text:p>862095.328572</text:p>
          </table:table-cell>
          <table:table-cell table:number-columns-repeated="3"/>
          <table:table-cell office:value-type="float" office:value="1003181.42857" calcext:value-type="float">
            <text:p>1003181.42857</text:p>
          </table:table-cell>
          <table:table-cell table:number-columns-repeated="3"/>
          <table:table-cell office:value-type="float" office:value="1118767.41905" calcext:value-type="float">
            <text:p>1118767.41905</text:p>
          </table:table-cell>
          <table:table-cell table:number-columns-repeated="3"/>
          <table:table-cell office:value-type="float" office:value="1040966.63333" calcext:value-type="float">
            <text:p>1040966.63333</text:p>
          </table:table-cell>
          <table:table-cell/>
        </table:table-row>
        <table:table-row table:style-name="ro1">
          <table:table-cell/>
          <table:table-cell office:value-type="float" office:value="878080.222871" calcext:value-type="float">
            <text:p>878080.222871</text:p>
          </table:table-cell>
          <table:table-cell table:number-columns-repeated="3"/>
          <table:table-cell office:value-type="float" office:value="1023751.87599" calcext:value-type="float">
            <text:p>1023751.87599</text:p>
          </table:table-cell>
          <table:table-cell table:number-columns-repeated="3"/>
          <table:table-cell office:value-type="float" office:value="1134078.25439" calcext:value-type="float">
            <text:p>1134078.25439</text:p>
          </table:table-cell>
          <table:table-cell table:number-columns-repeated="3"/>
          <table:table-cell office:value-type="float" office:value="1074003.27143" calcext:value-type="float">
            <text:p>1074003.27143</text:p>
          </table:table-cell>
          <table:table-cell/>
        </table:table-row>
        <table:table-row table:style-name="ro1">
          <table:table-cell/>
          <table:table-cell office:value-type="float" office:value="853411.11214" calcext:value-type="float">
            <text:p>853411.11214</text:p>
          </table:table-cell>
          <table:table-cell table:number-columns-repeated="3"/>
          <table:table-cell office:value-type="float" office:value="1013353.01905" calcext:value-type="float">
            <text:p>1013353.01905</text:p>
          </table:table-cell>
          <table:table-cell table:number-columns-repeated="3"/>
          <table:table-cell office:value-type="float" office:value="1121594.90805" calcext:value-type="float">
            <text:p>1121594.90805</text:p>
          </table:table-cell>
          <table:table-cell table:number-columns-repeated="3"/>
          <table:table-cell office:value-type="float" office:value="1099236.7387" calcext:value-type="float">
            <text:p>1099236.7387</text:p>
          </table:table-cell>
          <table:table-cell/>
        </table:table-row>
        <table:table-row table:style-name="ro1">
          <table:table-cell/>
          <table:table-cell office:value-type="float" office:value="871782.033333" calcext:value-type="float">
            <text:p>871782.033333</text:p>
          </table:table-cell>
          <table:table-cell table:number-columns-repeated="3"/>
          <table:table-cell office:value-type="float" office:value="1043812.83259" calcext:value-type="float">
            <text:p>1043812.83259</text:p>
          </table:table-cell>
          <table:table-cell table:number-columns-repeated="3"/>
          <table:table-cell office:value-type="float" office:value="1136932.51147" calcext:value-type="float">
            <text:p>1136932.51147</text:p>
          </table:table-cell>
          <table:table-cell table:number-columns-repeated="3"/>
          <table:table-cell office:value-type="float" office:value="1126359.97485" calcext:value-type="float">
            <text:p>1126359.97485</text:p>
          </table:table-cell>
          <table:table-cell/>
        </table:table-row>
        <table:table-row table:style-name="ro1">
          <table:table-cell/>
          <table:table-cell office:value-type="float" office:value="894966.363447" calcext:value-type="float">
            <text:p>894966.363447</text:p>
          </table:table-cell>
          <table:table-cell table:number-columns-repeated="3"/>
          <table:table-cell office:value-type="float" office:value="1035181.87619" calcext:value-type="float">
            <text:p>1035181.87619</text:p>
          </table:table-cell>
          <table:table-cell table:number-columns-repeated="3"/>
          <table:table-cell office:value-type="float" office:value="1169847.11905" calcext:value-type="float">
            <text:p>1169847.11905</text:p>
          </table:table-cell>
          <table:table-cell table:number-columns-repeated="3"/>
          <table:table-cell office:value-type="float" office:value="1205374.00255" calcext:value-type="float">
            <text:p>1205374.00255</text:p>
          </table:table-cell>
          <table:table-cell/>
        </table:table-row>
        <table:table-row table:style-name="ro1">
          <table:table-cell office:value-type="string" calcext:value-type="string">
            <text:p>Si</text:p>
          </table:table-cell>
          <table:table-cell table:formula="of:=AVERAGE([.B52:.B60])/1000000" office:value-type="float" office:value="0.836905649564222" calcext:value-type="float">
            <text:p>0.836905649564222</text:p>
          </table:table-cell>
          <table:table-cell table:number-columns-repeated="3"/>
          <table:table-cell table:formula="of:=AVERAGE([.F52:.F60])/1000000" office:value-type="float" office:value="0.951074656411667" calcext:value-type="float">
            <text:p>0.951074656411667</text:p>
          </table:table-cell>
          <table:table-cell table:number-columns-repeated="3"/>
          <table:table-cell table:formula="of:=AVERAGE([.J52:.J60])/1000000" office:value-type="float" office:value="1.014692055832" calcext:value-type="float">
            <text:p>1.014692055832</text:p>
          </table:table-cell>
          <table:table-cell table:number-columns-repeated="3"/>
          <table:table-cell table:formula="of:=AVERAGE([.N52:.N60])/1000000" office:value-type="float" office:value="0.992931565280667" calcext:value-type="float">
            <text:p>0.992931565280667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i</text:p>
          </table:table-cell>
          <table:table-cell table:formula="of:=[.B61]*[.B50]/1000" office:value-type="float" office:value="3.11084525188218" calcext:value-type="float">
            <text:p>3.11084525188218</text:p>
          </table:table-cell>
          <table:table-cell table:number-columns-repeated="3"/>
          <table:table-cell table:formula="of:=[.F50]*[.F61]/1000" office:value-type="float" office:value="3.51968953471548" calcext:value-type="float">
            <text:p>3.51968953471548</text:p>
          </table:table-cell>
          <table:table-cell table:number-columns-repeated="3"/>
          <table:table-cell table:formula="of:=[.J50]*[.J61]/1000" office:value-type="float" office:value="3.69958752940459" calcext:value-type="float">
            <text:p>3.69958752940459</text:p>
          </table:table-cell>
          <table:table-cell table:number-columns-repeated="3"/>
          <table:table-cell table:formula="of:=[.N50]*[.N61]/1000" office:value-type="float" office:value="3.72916300904025" calcext:value-type="float">
            <text:p>3.729163009040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.00.0000</text:date>, <text:time style:data-style-name="N2" text:time-value="09:12:04.09769421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1:23:28.503107402</meta:creation-date>
    <dc:date>2017-12-15T09:30:28.669536847</dc:date>
    <meta:editing-duration>PT36M5S</meta:editing-duration>
    <meta:editing-cycles>9</meta:editing-cycles>
    <meta:generator>LibreOffice/5.3.1.2$Linux_X86_64 LibreOffice_project/30m0$Build-2</meta:generator>
    <meta:document-statistic meta:table-count="1" meta:cell-count="149" meta:object-count="0"/>
  </office:meta>
</office:document-meta>
</file>